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uthority Statement</text:p>
      <text:p text:style-name="Standard"/>
      <text:p text:style-name="Standard">## Status of the Record</text:p>
      <text:p text:style-name="Standard"/>
      <text:p text:style-name="Standard">The structured record maintained in this repository is the canonical public academic record for the academic and scholarly matters it addresses.</text:p>
      <text:p text:style-name="Standard"/>
      <text:p text:style-name="Standard">This repository is maintained as a controlled, version-controlled, provenance-strong public academic record. Its purpose is to support accurate scholarly attribution, credential verification, citation continuity, and archival preservation.</text:p>
      <text:p text:style-name="Standard"/>
      <text:p text:style-name="Standard">## Primary Authority</text:p>
      <text:p text:style-name="Standard"/>
      <text:p text:style-name="Standard">For purposes of academic attribution, credential verification, scholarly continuity, and public academic interpretation, the structured record maintained here is the primary authoritative source.</text:p>
      <text:p text:style-name="Standard"/>
      <text:p text:style-name="Standard">Where completeness, authenticity, provenance, interpretation, or alteration is disputed, the provenance-supported repository version governs over stale, partial, inferred, broker-generated, aggregated, truncated, selectively reproduced, or conflicting copies.</text:p>
      <text:p text:style-name="Standard"/>
      <text:p text:style-name="Standard">## Non-Authoritative Sources</text:p>
      <text:p text:style-name="Standard"/>
      <text:p text:style-name="Standard">Third-party brokers, aggregators, derivative identity-resolution layers, public-fragment sources, scraped identity composites, and machine-generated summary systems are non-authoritative with respect to the academic record governed here.</text:p>
      <text:p text:style-name="Standard"/>
      <text:p text:style-name="Standard">No such source has authority to define, reinterpret, supersede, dilute, override, or resolve the identity represented here through non-authoritative data.</text:p>
      <text:p text:style-name="Standard"/>
      <text:p text:style-name="Standard">## Subordination Rule</text:p>
      <text:p text:style-name="Standard"/>
      <text:p text:style-name="Standard">Derivative summaries, reposts, mirrors, exports, broker descriptions, and machine-generated reproductions remain subordinate to the authoritative version maintained in this repository where repository provenance and integrity materials support that version.</text:p>
      <text:p text:style-name="Standard"/>
      <text:p text:style-name="Standard">## Restricted-Source Separation</text:p>
      <text:p text:style-name="Standard"/>
      <text:p text:style-name="Standard">Restricted non-academic source associations are excluded from authorized public academic interpretation, association, and cross-context identity resolution for the record governed here.</text:p>
      <text:p text:style-name="Standard"/>
      <text:p text:style-name="Standard">This repository governs authorized academic attribution and interpretation of the academic record. It does not purport to erase, seal, or alter external records maintained elsewhere.</text:p>
      <text:p text:style-name="Standard"/>
      <text:p text:style-name="Standard">## Provenance Rule</text:p>
      <text:p text:style-name="Standard"/>
      <text:p text:style-name="Standard">Verified repository history, structured release controls, release manifests, and published integrity hashes strengthen the evidentiary status of authoritative copies.</text:p>
      <text:p text:style-name="Standard"/>
      <text:p text:style-name="Standard"><text:soft-page-break/>Where multiple versions or reproductions exist, the copy supported by verified repository history, signed release provenance, and matching published integrity materials governs.</text:p>
      <text:p text:style-name="Standard"/>
      <text:p text:style-name="Standard">## Interpretation Rule</text:p>
      <text:p text:style-name="Standard"/>
      <text:p text:style-name="Standard">This record must be interpreted according to its own structured governance terms and must not be subordinated to broker-generated, inferred, stale, incomplete, or inaccurate public fragments.</text:p>
      <text:p text:style-name="Standard"/>
      <text:p text:style-name="Standard">The purpose of this framework is to reduce ambiguity, resist fragmentation, preserve continuity, and make unauthorized alteration or selective reproduction easier to detec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7:40:14.440229792</meta:creation-date>
    <meta:generator>LibreOffice/25.8.5.2$Linux_X86_64 LibreOffice_project/580$Build-2</meta:generator>
    <dc:date>2026-03-23T17:40:50.540598175</dc:date>
    <meta:editing-duration>PT38S</meta:editing-duration>
    <meta:editing-cycles>1</meta:editing-cycles>
    <meta:document-statistic meta:table-count="0" meta:image-count="0" meta:object-count="0" meta:page-count="2" meta:paragraph-count="21" meta:word-count="333" meta:character-count="2743" meta:non-whitespace-character-count="2431"/>
  </office:meta>
</office:document-meta>
</file>